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tally—here’s a clean, numeric example using Sentinel-1’s C-band.</text:p>
      <text:h text:style-name="Heading_20_1" text:outline-level="1">Setup</text:h>
      <text:list text:style-name="L1">
        <text:list-item>
          <text:p text:style-name="P1">Carrier frequency f0≈5.405 GHzf_0 \approx 5.405\,\text{GHz} ⇒\Rightarrow wavelength<text:line-break/>λ=cf0≈0.05547 m\displaystyle \lambda=\frac{c}{f_0}\approx 0.05547\,\text{m} (5.55 cm).</text:p>
        </text:list-item>
        <text:list-item>
          <text:p text:style-name="P1">For a moving target, the <text:span text:style-name="Strong_20_Emphasis">along-track (azimuth) velocity</text:span> vazv_{az} relates to the <text:span text:style-name="Strong_20_Emphasis">Doppler centroid shift</text:span> Δfd\Delta f_d by</text:p>
          <text:p text:style-name="P1">vaz  ≈  −λ2 Δfd⇔Δfd  ≈  −2λ vaz.v_{az}\;\approx\;-\frac{\lambda}{2}\,\Delta f_d \quad\Leftrightarrow\quad \Delta f_d\;\approx\;-\frac{2}{\lambda}\,v_{az}. </text:p>
        </text:list-item>
      </text:list>
      <text:h text:style-name="Heading_20_1" text:outline-level="1">Example 1 — a ship at 10 m/s along-track</text:h>
      <text:p text:style-name="Text_20_body">Δfd≈−20.05547×10  ≈  −361 Hz.\Delta f_d \approx -\frac{2}{0.05547}\times 10 \;\approx\; -361\ \text{Hz}. </text:p>
      <text:p text:style-name="Text_20_body">Interpretation: relative to nearby stationary sea clutter, the ship’s Doppler centroid is ~<text:span text:style-name="Strong_20_Emphasis">–360 Hz</text:span> (sign flips with look direction). Plugging that back:</text:p>
      <text:p text:style-name="Text_20_body">vaz≈−0.055472×(−360) ≈ 10.0 m/s.v_{az}\approx -\frac{0.05547}{2}\times(-360)\ \approx\ 10.0\ \text{m/s}. </text:p>
      <text:h text:style-name="Heading_20_1" text:outline-level="1">Example 2 — quick look-up values</text:h>
      <text:list text:style-name="L2">
        <text:list-item>
          <text:p text:style-name="P2">vaz=5 m/s⇒Δfd≈−180 Hzv_{az}=5\,\text{m/s}\Rightarrow \Delta f_d\approx -180\,\text{Hz}</text:p>
        </text:list-item>
        <text:list-item>
          <text:p text:style-name="P2">vaz=10 m/s⇒Δfd≈−361 Hzv_{az}=10\,\text{m/s}\Rightarrow \Delta f_d\approx -361\,\text{Hz}</text:p>
        </text:list-item>
        <text:list-item>
          <text:p text:style-name="P2">vaz=15 m/s⇒Δfd≈−541 Hzv_{az}=15\,\text{m/s}\Rightarrow \Delta f_d\approx -541\,\text{Hz}</text:p>
        </text:list-item>
      </text:list>
      <text:h text:style-name="Heading_20_1" text:outline-level="1">Estimation precision (rule of thumb)</text:h>
      <text:p text:style-name="Text_20_body">Velocity error scales with Doppler-centroid error:</text:p>
      <text:p text:style-name="Text_20_body">δvaz=λ2 δfd≈0.0277 m/s per Hz.\delta v_{az}=\frac{\lambda}{2}\,\delta f_d \approx 0.0277\ \text{m/s per Hz}. </text:p>
      <text:p text:style-name="Text_20_body">So if you can estimate the centroid to <text:span text:style-name="Strong_20_Emphasis">±10 Hz</text:span>, that’s about <text:span text:style-name="Strong_20_Emphasis">±0.28 m/s</text:span> in along-track speed. Achievable δfd\delta f_d depends on SNR and the effective aperture time over which you compute the centroid (longer is better, but limited by TOPS burst geometry and ship maneuvering).</text:p>
      <text:h text:style-name="Heading_20_1" text:outline-level="1"><text:soft-page-break/>What this gives you (and what it doesn’t)</text:h>
      <text:list text:style-name="L3">
        <text:list-item>
          <text:p text:style-name="P3">From a <text:span text:style-name="Strong_20_Emphasis">single Sentinel-1 image</text:span>, you reliably get the <text:span text:style-name="Strong_20_Emphasis">along-track component</text:span> vazv_{az} from Δfd\Delta f_d.</text:p>
        </text:list-item>
        <text:list-item>
          <text:p text:style-name="P3">The <text:span text:style-name="Strong_20_Emphasis">radial (range) component</text:span> generally isn’t directly available from one pass without specialized processing/assumptions (e.g., model-based refocusing, external AIS, or multi-pass/ATI setups).</text:p>
        </text:list-item>
        <text:list-item>
          <text:p text:style-name="P3">Combine the along-track estimate with <text:span text:style-name="Strong_20_Emphasis">AIS heading/speed</text:span> (when available) to recover the full 2D velocity vector and validate detections.</text:p>
        </text:list-item>
      </text:list>
      <text:p text:style-name="Text_20_body">If you share a sample scene (burst, mode, incidence/look side) or a measured Δfd\Delta f_d from your processor, I can compute the velocity on the spot and sanity-check expected uncertaint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2T10:26:43.970997140</meta:creation-date>
    <dc:date>2025-08-22T10:27:12.144178431</dc:date>
    <meta:editing-duration>PT30S</meta:editing-duration>
    <meta:editing-cycles>1</meta:editing-cycles>
    <meta:document-statistic meta:table-count="0" meta:image-count="0" meta:object-count="0" meta:page-count="2" meta:paragraph-count="22" meta:word-count="298" meta:character-count="2354" meta:non-whitespace-character-count="2077"/>
    <meta:generator>LibreOffice/25.2.5.2$Linux_X86_64 LibreOffice_project/fb4792146257752f54eab576deb869869b108571</meta:generator>
  </office:meta>
</office:document-meta>
</file>